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4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Quick References</text:h>
      <text:list xml:id="list6816031441597936040" text:style-name="L1">
        <text:list-item>
          <text:p text:style-name="P5"><text:a xlink:type="simple" xlink:href="http://www.scala-lang.org/api/" office:target-frame-name="_blank" xlink:show="new" text:style-name="Internet_20_link" text:visited-style-name="Visited_20_Internet_20_Link">Scala Standard Library API</text:a></text:p>
        </text:list-item>
        <text:list-item>
          <text:p text:style-name="P5"><text:a xlink:type="simple" xlink:href="http://twitter.github.com/scala_school/" office:target-frame-name="_blank" xlink:show="new" text:style-name="Internet_20_link" text:visited-style-name="Visited_20_Internet_20_Link">Scala School!</text:a>: A Scala tutorial by Twitter</text:p>
        </text:list-item>
        <text:list-item>
          <text:p text:style-name="P5"><text:a xlink:type="simple" xlink:href="http://docs.scala-lang.org/tutorials/tour/tour-of-scala.html" office:target-frame-name="_blank" xlink:show="new" text:style-name="Internet_20_link" text:visited-style-name="Visited_20_Internet_20_Link">A Tour of Scala</text:a>: Tutorial introducing the main concepts of Scala</text:p>
        </text:list-item>
        <text:list-item>
          <text:p text:style-name="P1"><text:a xlink:type="simple" xlink:href="http://stackoverflow.com/tags/scala/info" office:target-frame-name="_blank" xlink:show="new" text:style-name="Internet_20_link" text:visited-style-name="Visited_20_Internet_20_Link">Scala Overview on StackOverflow</text:a>: A list of useful questions sorted by topic</text:p>
        </text:list-item>
      </text:list>
      <text:h text:style-name="Heading_20_3" text:outline-level="3">Week 1</text:h>
      <text:list xml:id="list983879682724373239" text:style-name="L2">
        <text:list-item>
          <text:p text:style-name="P6"><text:a xlink:type="simple" xlink:href="http://www.youtube.com/watch?v=3jg1AheF4n0" office:target-frame-name="_blank" xlink:show="new" text:style-name="Internet_20_link" text:visited-style-name="Visited_20_Internet_20_Link">Martin’s talk at OSCON 2011: Working Hard to Keep it Simple</text:a> (<text:a xlink:type="simple" xlink:href="http://www.slideshare.net/Odersky/oscon-keynote-working-hard-to-keep-it-simple" office:target-frame-name="_blank" xlink:show="new" text:style-name="Internet_20_link" text:visited-style-name="Visited_20_Internet_20_Link">slides</text:a>)</text:p>
        </text:list-item>
        <text:list-item>
          <text:p text:style-name="P6">Books:</text:p>
        </text:list-item>
        <text:list-item>
          <text:p text:style-name="P6"><text:span text:style-name="Emphasis"><text:span text:style-name="Strong_20_Emphasis">Structure and Interpretation of Computer Programs</text:span></text:span>. <text:span text:style-name="Emphasis">Harold Abelson and Gerald J. Sussman. 2nd edition. MIT Press 1996.</text:span> - [<text:a xlink:type="simple" xlink:href="http://mitpress.mit.edu/sicp/" office:target-frame-name="_blank" xlink:show="new" text:style-name="Internet_20_link" text:visited-style-name="Visited_20_Internet_20_Link"><text:span text:style-name="Strong_20_Emphasis">Full text available online</text:span></text:a>].</text:p>
        </text:list-item>
        <text:list-item>
          <text:p text:style-name="P6"><text:span text:style-name="Strong_20_Emphasis"><text:span text:style-name="Emphasis">Programming in Scala</text:span></text:span>. Martin Odersky, Lex Spoon and Bill Venners. 3nd edition. Artima 2016. <text:a xlink:type="simple" xlink:href="http://www.artima.com/shop/programming_in_scala_3ed" office:target-frame-name="_blank" xlink:show="new" text:style-name="Internet_20_link" text:visited-style-name="Visited_20_Internet_20_Link">http://www.artima.com/shop/programming_in_scala_3ed</text:a></text:p>
        </text:list-item>
        <text:list-item>
          <text:p text:style-name="P6"><text:span text:style-name="Emphasis"><text:span text:style-name="Strong_20_Emphasis">Programming in Scala</text:span></text:span>. <text:span text:style-name="Emphasis">Martin Odersky, Lex Spoon and Bill Venners. 2nd edition. Artima 2010.</text:span> - [<text:a xlink:type="simple" xlink:href="http://www.artima.com/pins1ed/" office:target-frame-name="_blank" xlink:show="new" text:style-name="Internet_20_link" text:visited-style-name="Visited_20_Internet_20_Link"><text:span text:style-name="Strong_20_Emphasis">Full text of 1st edition available online</text:span></text:a>].Artima has graciously provided a 25% discount on the 2nd edition of <text:span text:style-name="Emphasis">Programming in Scala</text:span> to all participants of this course. To receive the discount, simply visit <text:a xlink:type="simple" xlink:href="http://www.artima.com/shop/programming_in_scala_2ed" office:target-frame-name="_blank" xlink:show="new" text:style-name="Internet_20_link" text:visited-style-name="Visited_20_Internet_20_Link">http://www.artima.com/shop/programming_in_scala_2ed</text:a> and during checkout, please use the coupon code: COURSERA-ODERSKY to have the discount applied.</text:p>
        </text:list-item>
        <text:list-item>
          <text:p text:style-name="P6"><text:span text:style-name="Emphasis"><text:span text:style-name="Strong_20_Emphasis">Scala for the Impatient</text:span></text:span>. <text:span text:style-name="Emphasis">Cay Horstmann. Addison-Wesley 2012.</text:span> - [<text:a xlink:type="simple" xlink:href="http://typesafe.com/resources/scala-for-the-impatient" office:target-frame-name="_blank" xlink:show="new" text:style-name="Internet_20_link" text:visited-style-name="Visited_20_Internet_20_Link"><text:span text:style-name="Strong_20_Emphasis">First part available for download</text:span></text:a>.]</text:p>
        </text:list-item>
        <text:list-item>
          <text:p text:style-name="P6"><text:span text:style-name="Emphasis"><text:span text:style-name="Strong_20_Emphasis">Scala in Depth</text:span></text:span>. <text:span text:style-name="Emphasis">Joshua D. Suereth. Manning 2012.</text:span> - [<text:a xlink:type="simple" xlink:href="http://www.manning.com/suereth/" office:target-frame-name="_blank" xlink:show="new" text:style-name="Internet_20_link" text:visited-style-name="Visited_20_Internet_20_Link"><text:span text:style-name="Strong_20_Emphasis">Available for purchase</text:span></text:a>].</text:p>
        </text:list-item>
        <text:list-item>
          <text:p text:style-name="P2"><text:span text:style-name="Emphasis"><text:span text:style-name="Strong_20_Emphasis">Programming Scala</text:span></text:span>. <text:span text:style-name="Emphasis">Dean Wampler and Alex Payne. O’Reilly 2009.</text:span> [<text:a xlink:type="simple" xlink:href="http://shop.oreilly.com/product/9780596155964.do" office:target-frame-name="_blank" xlink:show="new" text:style-name="Internet_20_link" text:visited-style-name="Visited_20_Internet_20_Link"><text:span text:style-name="Strong_20_Emphasis">Available for purchase</text:span></text:a>].</text:p>
        </text:list-item>
      </text:list>
      <text:h text:style-name="Heading_20_3" text:outline-level="3">Week 2</text:h>
      <text:list xml:id="list8342869446265835101" text:style-name="L3">
        <text:list-item>
          <text:p text:style-name="P3"><text:a xlink:type="simple" xlink:href="http://docs.scala-lang.org/glossary/" office:target-frame-name="_blank" xlink:show="new" text:style-name="Internet_20_link" text:visited-style-name="Visited_20_Internet_20_Link">Glossary of Scala and FP terms</text:a>, for any issues with terminology.</text:p>
        </text:list-item>
      </text:list>
      <text:h text:style-name="Heading_20_3" text:outline-level="3">Week 3+</text:h>
      <text:list xml:id="list8207981640393399468" text:style-name="L4">
        <text:list-item>
          <text:p text:style-name="P7"><text:a xlink:type="simple" xlink:href="http://www.scala-lang.org/docu/files/ScalaByExample.pdf" office:target-frame-name="_blank" xlink:show="new" text:style-name="Internet_20_link" text:visited-style-name="Visited_20_Internet_20_Link">Scala By Example</text:a>, for more examples which illustrate concepts covered in the lectures.</text:p>
        </text:list-item>
        <text:list-item>
          <text:p text:style-name="P4"><text:a xlink:type="simple" xlink:href="http://docs.scala-lang.org/cheatsheets/" office:target-frame-name="_blank" xlink:show="new" text:style-name="Internet_20_link" text:visited-style-name="Visited_20_Internet_20_Link">Scala Cheatsheet</text:a>, for a quick reference covering pattern matching syntax, for-comprehension syntax, and mo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7:27:00.223748161</meta:creation-date>
    <dc:date>2016-09-15T17:27:30.113914372</dc:date>
    <meta:editing-duration>PT35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19" meta:word-count="246" meta:character-count="1593" meta:non-whitespace-character-count="1381"/>
  </office:meta>
</office:document-meta>
</file>